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Nimbus Sans" fo:font-size="12pt"/>
    </style:style>
    <style:style style:name="P2" style:family="paragraph" style:parent-style-name="Standard">
      <style:paragraph-properties fo:margin-top="0cm" fo:margin-bottom="0.499cm" style:contextual-spacing="false"/>
      <style:text-properties fo:color="#000000" loext:opacity="100%" style:font-name="Nimbus Sans" fo:font-size="12pt" fo:font-weight="bold"/>
    </style:style>
    <style:style style:name="P3" style:family="paragraph" style:parent-style-name="Text_20_body">
      <style:paragraph-properties fo:margin-top="0cm" fo:margin-bottom="0cm" style:contextual-spacing="false"/>
      <style:text-properties fo:color="#000000" loext:opacity="100%" style:font-name="Nimbus Sans" fo:font-size="12pt" fo:font-weight="bold"/>
    </style:style>
    <style:style style:name="P4" style:family="paragraph" style:parent-style-name="Text_20_body">
      <style:text-properties fo:color="#000000" loext:opacity="100%" style:font-name="Nimbus Sans" fo:font-size="12pt"/>
    </style:style>
    <style:style style:name="P5" style:family="paragraph" style:parent-style-name="Text_20_body">
      <style:paragraph-properties fo:margin-top="0cm" fo:margin-bottom="0cm" style:contextual-spacing="false"/>
      <style:text-properties fo:color="#000000" loext:opacity="100%" style:font-name="Nimbus Sans" fo:font-size="12pt"/>
    </style:style>
    <style:style style:name="P6" style:family="paragraph" style:parent-style-name="Text_20_body">
      <style:text-properties fo:color="#000000" loext:opacity="100%" style:font-name="Nimbus Sans" fo:font-size="12pt" officeooo:rsid="000655b5" officeooo:paragraph-rsid="000655b5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style:font-name="Nimbus Sans" fo:font-size="12pt" officeooo:rsid="000cff8d" officeooo:paragraph-rsid="000cff8d"/>
    </style:style>
    <style:style style:name="P8" style:family="paragraph" style:parent-style-name="Standard">
      <style:text-properties style:font-name="Nimbus Sans"/>
    </style:style>
    <style:style style:name="P9" style:family="paragraph" style:parent-style-name="Text_20_body">
      <style:paragraph-properties fo:margin-top="0cm" fo:margin-bottom="0cm" style:contextual-spacing="false"/>
      <style:text-properties style:font-name="Nimbus Sans" fo:font-weight="bold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Nimbus Sans"/>
    </style:style>
    <style:style style:name="P11" style:family="paragraph" style:parent-style-name="Standard">
      <style:text-properties fo:color="#000000" loext:opacity="100%" style:font-name="Nimbus Sans" fo:font-size="12pt" officeooo:paragraph-rsid="00268ea7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Nimbus Sans" fo:font-size="12pt" officeooo:rsid="00116b9b" officeooo:paragraph-rsid="00116b9b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Nimbus Sans" fo:font-size="12pt" officeooo:rsid="0019ccde" officeooo:paragraph-rsid="0019ccde"/>
    </style:style>
    <style:style style:name="P14" style:family="paragraph" style:parent-style-name="Text_20_body" style:list-style-name="L2">
      <style:text-properties fo:color="#000000" loext:opacity="100%" style:font-name="Nimbus Sans" fo:font-size="12pt" officeooo:rsid="001a3de4" officeooo:paragraph-rsid="001a3de4"/>
    </style:style>
    <style:style style:name="P15" style:family="paragraph" style:parent-style-name="Text_20_body" style:list-style-name="L3">
      <style:text-properties fo:color="#000000" loext:opacity="100%" style:font-name="Nimbus Sans" fo:font-size="12pt" officeooo:rsid="001a3de4" officeooo:paragraph-rsid="001a3de4"/>
    </style:style>
    <style:style style:name="P16" style:family="paragraph" style:parent-style-name="Text_20_body">
      <style:text-properties fo:color="#000000" loext:opacity="100%" style:font-name="Nimbus Sans" fo:font-size="12pt" officeooo:rsid="001a3de4" officeooo:paragraph-rsid="001a3de4"/>
    </style:style>
    <style:style style:name="P17" style:family="paragraph" style:parent-style-name="Text_20_body" style:list-style-name="L4">
      <style:text-properties fo:color="#000000" loext:opacity="100%" style:font-name="Nimbus Sans" fo:font-size="12pt" officeooo:rsid="001ba315" officeooo:paragraph-rsid="001ba315"/>
    </style:style>
    <style:style style:name="P18" style:family="paragraph" style:parent-style-name="Text_20_body">
      <style:text-properties fo:color="#000000" loext:opacity="100%" style:font-name="Nimbus Sans" fo:font-size="12pt" fo:font-weight="bold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fo:color="#000000" loext:opacity="100%" style:font-name="Nimbus Sans" fo:font-size="12pt" fo:font-weight="normal" officeooo:rsid="001f6dca" officeooo:paragraph-rsid="001f6dca" style:font-weight-asian="normal" style:font-weight-complex="normal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style:font-name="Nimbus Sans" fo:font-weight="normal" officeooo:rsid="001f6dca" officeooo:paragraph-rsid="001f6dca" style:font-weight-asian="normal" style:font-weight-complex="normal"/>
    </style:style>
    <style:style style:name="T1" style:family="text">
      <style:text-properties officeooo:rsid="000514cf"/>
    </style:style>
    <style:style style:name="T2" style:family="text">
      <style:text-properties fo:color="#000000" loext:opacity="100%" fo:font-size="12pt"/>
    </style:style>
    <style:style style:name="T3" style:family="text">
      <style:text-properties fo:font-weight="bold"/>
    </style:style>
    <style:style style:name="T4" style:family="text">
      <style:text-properties fo:font-weight="bold" officeooo:rsid="0019ccde" style:font-weight-asian="bold" style:font-weight-complex="bold"/>
    </style:style>
    <style:style style:name="T5" style:family="text">
      <style:text-properties fo:font-weight="bold" officeooo:rsid="00116b9b"/>
    </style:style>
    <style:style style:name="T6" style:family="text">
      <style:text-properties officeooo:rsid="0015e068"/>
    </style:style>
    <style:style style:name="T7" style:family="text">
      <style:text-properties officeooo:rsid="0016e737"/>
    </style:style>
    <style:style style:name="T8" style:family="text">
      <style:text-properties officeooo:rsid="0019ccde"/>
    </style:style>
    <style:style style:name="T9" style:family="text">
      <style:text-properties officeooo:rsid="00212581"/>
    </style:style>
    <style:style style:name="T10" style:family="text">
      <style:text-properties officeooo:rsid="0022b38f"/>
    </style:style>
    <style:style style:name="T11" style:family="text">
      <style:text-properties style:font-name="Nimbus Sans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YP Meeting on <text:span text:style-name="T8">14</text:span>/1<text:span text:style-name="T6">1</text:span>/2023 - Meeting Minute<text:span text:style-name="T1">s Notes</text:span></text:p>
      <text:p text:style-name="P8"/>
      <text:p text:style-name="P8"><text:span text:style-name="T2">Dear. Dr Lilit,</text:span> </text:p>
      <text:p text:style-name="P1"/>
      <text:p text:style-name="P11">I wanted to follow up our recent supervision meeting that took place on the <text:span text:style-name="T4">14</text:span><text:span text:style-name="T3">/1</text:span><text:span text:style-name="T5">1</text:span><text:span text:style-name="T3">/2023 </text:span>at <text:span text:style-name="T3">13:30pm - 14:00pm. </text:span>As promised, I have created a meeting minute <text:span text:style-name="T11">to summarise what we have discussed so far in the meeting.</text:span> Please find below a summary of the meeting minutes.</text:p>
      <text:p text:style-name="P1"/>
      <text:p text:style-name="P2">What we have discussed so far during the meeting.</text:p>
      <text:list xml:id="list802566296" text:style-name="L1">
        <text:list-item>
          <text:p text:style-name="P13">About existing mobile apps for eye health that I have researched.</text:p>
        </text:list-item>
        <text:list-item>
          <text:p text:style-name="P13">Provided feedback from the research provided on existing mobile eye health apps.</text:p>
        </text:list-item>
        <text:list-item>
          <text:p text:style-name="P12">The importance of making su<text:span text:style-name="T8">re that I have justified the reasons why I selected the apps, inclusion and exclusion criteria.</text:span></text:p>
        </text:list-item>
        <text:list-item>
          <text:p text:style-name="P13">Acquiring ethics approval for secondary data sources related to eye health apps review.</text:p>
        </text:list-item>
      </text:list>
      <text:p text:style-name="P3">What actions have been done</text:p>
      <text:p text:style-name="P9"/>
      <text:p text:style-name="P4">Dr. Lilit:</text:p>
      <text:list xml:id="list3855509222" text:style-name="L2">
        <text:list-item>
          <text:p text:style-name="P14">Provided feedback from the eye health apps that I have researched. </text:p>
        </text:list-item>
        <text:list-item>
          <text:p text:style-name="P14">Has commented on the reason why I have selected the following existing eye health apps, and has provided improvements.</text:p>
        </text:list-item>
      </text:list>
      <text:p text:style-name="P6">Myself:</text:p>
      <text:list xml:id="list1039391315" text:style-name="L3">
        <text:list-item>
          <text:p text:style-name="P15">Shown progress made on existing mobile eye health applications.</text:p>
        </text:list-item>
      </text:list>
      <text:p text:style-name="P16">Ethics approval for conducting ethics approval have been approved by the ethics teams, so I can begin conducting the knowledge elicitation team.</text:p>
      <text:p text:style-name="P9"/>
      <text:p text:style-name="P3">Responsibility</text:p>
      <text:p text:style-name="P9"/>
      <text:p text:style-name="P4">Myself</text:p>
      <text:list xml:id="list2363059566" text:style-name="L4">
        <text:list-item>
          <text:p text:style-name="P17">Perform knowledge elicitation activities, which must be completed by the end of the week.</text:p>
        </text:list-item>
        <text:list-item>
          <text:p text:style-name="P17">Ethics approval needs to be acquired again if looking at secondary data such as user’s reviews from eye health apps from app store, If I am performing insightful analysis, though for gaining general feedback there is no need for ethics approval.</text:p>
        </text:list-item>
        <text:list-item>
          <text:p text:style-name="P17">Set an inclusion and exclusion criteria, find user feedback that is relevant according to some rating such as 1 and 5 star reviews to determine the strengths and weaknesses of the app, and justify why I am selecting such a mobile application.</text:p>
        </text:list-item>
        <text:list-item>
          <text:p text:style-name="P17">Review and test mobile eye health applications.</text:p>
        </text:list-item>
      </text:list>
      <text:p text:style-name="P18"><text:soft-page-break/>What we have agreed to</text:p>
      <text:list xml:id="list1463978296" text:style-name="L5">
        <text:list-item>
          <text:p text:style-name="P20">Making sure that there is an inclusion and exclusion criteria has been set when selecting eye health applications.</text:p>
        </text:list-item>
        <text:list-item>
          <text:p text:style-name="P20">Justifying why selecting such <text:span text:style-name="T9">eye health</text:span> app, and search criteria.</text:p>
        </text:list-item>
      </text:list>
      <text:p text:style-name="P3">What actions need to be done</text:p>
      <text:p text:style-name="P6">Myself</text:p>
      <text:list xml:id="list1152461691" text:style-name="L6">
        <text:list-item>
          <text:p text:style-name="P19">By the end of this week, interviews must be conducted.</text:p>
        </text:list-item>
        <text:list-item>
          <text:p text:style-name="P19">By next week findings for the existing eye health applications must be reconsolidated with justification.</text:p>
        </text:list-item>
      </text:list>
      <text:p text:style-name="P7"/>
      <text:p text:style-name="P5">Thank you very much for the meeting, and for taking your time reading this e-mail. I am looking forward to seeing you <text:span text:style-name="T7">next week</text:span>.</text:p>
      <text:p text:style-name="P10"/>
      <text:p text:style-name="P5">Kind Regards,</text:p>
      <text:p text:style-name="P5">Ibrahim Ahmad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9:53:17.534628289</meta:creation-date>
    <dc:date>2023-11-14T17:34:39.560408886</dc:date>
    <meta:editing-duration>PT1H14M21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406" meta:character-count="2375" meta:non-whitespace-character-count="2013"/>
  </office:meta>
</office:document-meta>
</file>